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otCollection.spool( OutputContext output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RootCollection.getSupported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ootCollection.addMember( DavResource resource , InputContext inpu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Collection.initLock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ootCollection.getModificatio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Collection.getDispla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Collection.getWorkspaceH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Collection.is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Collection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Collection.removeMember( DavResource me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Collection.getMembe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ootCollection.RootCollection( DavResourceLocator locator , JcrDavSession session , DavResource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ootCollection.get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